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" table:formula="of:=SUM([.H4:.AL4])" table:style-name="ce23">
            <text:p>13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4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8.5" table:formula="of:=SUM([.H8:.AL8])" table:style-name="ce23">
            <text:p>28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1" table:formula="of:=SUM([.AH3:.AH7])" table:style-name="ce26">
            <text:p>1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7T19:44:50Z</dc:date>
    <meta:editing-cycles>1</meta:editing-cycles>
    <meta:editing-duration>PT37S</meta:editing-duration>
  </office:meta>
</office:document-meta>
</file>